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none"/>
    </style:style>
    <style:style style:name="ce9" style:family="table-cell" style:parent-style-name="Default" style:data-style-name="N0">
      <style:table-cell-properties fo:border-top="2pt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2pt solid #000000" fo:border-bottom="thin solid #000000" fo:border-left="none" fo:border-right="2pt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 fi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is is a test file for use in the odsconvertR package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8">
            <text:p>A</text:p>
          </table:table-cell>
          <table:table-cell office:value-type="string" table:style-name="ce9">
            <text:p>B</text:p>
          </table:table-cell>
          <table:table-cell office:value-type="string" table:style-name="ce9">
            <text:p>C</text:p>
          </table:table-cell>
          <table:table-cell office:value-type="string" table:style-name="ce10">
            <text:p>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50" table:style-name="ce3">
            <text:p>5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2" table:style-name="ce2">
            <text:p>12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4">
            <text:p>12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7">
            <text:p>4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Francesca Bryden</meta:initial-creator>
    <dc:creator>Francesca Bryden</dc:creator>
    <meta:creation-date>2021-09-24T16:14:04Z</meta:creation-date>
    <dc:date>2021-11-29T14:33:32Z</dc:date>
  </office:meta>
</office:document-meta>
</file>